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4B3000003CAC91BAEC2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gestrichelt2_20__28_variabel_29_" svg:stroke-width="0.1cm" svg:stroke-color="#ffff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dash" draw:stroke-dash="gestrichelt2_20__28_variabel_29_" svg:stroke-width="0.1cm" svg:stroke-color="#ff6633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dash" draw:stroke-dash="dotted" svg:stroke-width="0.1cm" svg:stroke-color="#00ff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dash" draw:stroke-dash="dot_20_dash_20_var" svg:stroke-width="0.1cm" svg:stroke-color="#ff00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20.799cm" svg:height="16.769cm" svg:x="0.101cm" svg:y="0.081cm">
          <draw:image xlink:href="Pictures/10000000000004B3000003CAC91BAEC2.png" xlink:type="simple" xlink:show="embed" xlink:actuate="onLoad">
            <text:p/>
          </draw:image>
        </draw:frame>
        <draw:polygon draw:style-name="gr2" draw:text-style-name="P1" draw:layer="layout" svg:width="9.799cm" svg:height="9.799cm" svg:x="0.5cm" svg:y="4.5cm" svg:viewBox="0 0 9800 9800" draw:points="0,9800 0,0 7000,0 7000,1800 9800,1800 9800,9800">
          <text:p/>
        </draw:polygon>
        <draw:polygon draw:style-name="gr3" draw:text-style-name="P1" draw:layer="layout" svg:width="9.799cm" svg:height="9.799cm" svg:x="10.8cm" svg:y="4.5cm" svg:viewBox="0 0 9800 9800" draw:points="0,9800 0,1800 2400,1800 2400,0 9800,0 9800,9800">
          <text:p/>
        </draw:polygon>
        <draw:polygon draw:style-name="gr4" draw:text-style-name="P1" draw:layer="layout" svg:width="20.099cm" svg:height="2.299cm" svg:x="0.5cm" svg:y="1.9cm" svg:viewBox="0 0 20100 2300" draw:points="0,2300 0,1100 15300,1100 15300,0 20100,0 20100,2300">
          <text:p/>
        </draw:polygon>
        <draw:custom-shape draw:style-name="gr5" draw:text-style-name="P1" draw:layer="layout" svg:width="5cm" svg:height="1.5cm" svg:x="7.9cm" svg:y="4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0.2cm" svg:height="1.2cm" svg:x="0.4cm" svg:y="14.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Fine_20_Dotted" draw:display-name="Fine Dotted" draw:style="rect" draw:dots1="1" draw:distance="0.457cm"/>
    <draw:stroke-dash draw:name="Line_20_Style_20_9" draw:display-name="Line Style 9" draw:style="rect" draw:dots1="1" draw:dots1-length="197%" draw:distance="120%"/>
    <draw:stroke-dash draw:name="dot_20_dash_20_var" draw:display-name="dot dash var" draw:style="rect" draw:dots1="1" draw:dots2="1" draw:dots2-length="300%" draw:distance="200%"/>
    <draw:stroke-dash draw:name="dotted" draw:style="rect" draw:dots1="1" draw:distance="0.36cm"/>
    <draw:stroke-dash draw:name="gestrichelt2_20__28_variabel_29_" draw:display-name="gestrichelt2 (variabel)" draw:style="rect" draw:dots1="1" draw:dots1-length="400%" draw:distance="30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1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fael Küng</meta:initial-creator>
    <meta:creation-date>2013-09-22T18:47:11.149000000</meta:creation-date>
    <dc:date>2013-09-22T19:02:57.339000000</dc:date>
    <dc:creator>Rafael Küng</dc:creator>
    <meta:editing-duration>PT2M2S</meta:editing-duration>
    <meta:editing-cycles>3</meta:editing-cycles>
    <meta:generator>LibreOffice/4.1.1.2$Windows_x86 LibreOffice_project/7e4286b58adc75a14f6d83f53a03b6c11fa2903</meta:generator>
    <meta:document-statistic meta:object-count="6"/>
  </office:meta>
</office:document-meta>
</file>